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91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l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h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x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33"/>
        <table:table-column table:style-name="co1" table:default-cell-style-name="ce33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cycle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cycle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C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Z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N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V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G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3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<text:span text:style-name="T1">G_rd_data -</text:span>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table:style-name="ce89"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table:style-name="ce89"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00-00-00</text:date>, <text:time style:data-style-name="N2" text:time-value="09:14:51.4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21T15:20:14.177000000</dc:date>
    <meta:editing-duration>P4DT4H40M16S</meta:editing-duration>
    <meta:editing-cycles>415</meta:editing-cycles>
    <meta:generator>LibreOffice/7.1.2.2$Windows_X86_64 LibreOffice_project/8a45595d069ef5570103caea1b71cc9d82b2aae4</meta:generator>
    <meta:document-statistic meta:table-count="3" meta:cell-count="3659" meta:object-count="0"/>
  </office:meta>
</office:document-meta>
</file>